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6cm" fo:min-width="1.2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2.7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.376cm" loext:decorative="false"/>
      <style:paragraph-properties style:writing-mode="lr-tb"/>
    </style:style>
    <style:style style:name="gr10" style:family="graphic" style:parent-style-name="objectwithoutfill">
      <style:graphic-properties svg:stroke-color="#00a933" draw:marker-end="Pontas_20_das_20_setas_20_3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Pontas_20_das_20_setas_20_5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ff0000" draw:marker-end="Pontas_20_das_20_setas_20_6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a933" draw:marker-end="Pontas_20_das_20_setas_20_7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2.75cm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end="Pontas_20_das_20_setas_20_8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ff0000" draw:marker-end="Pontas_20_das_20_setas_20_9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a933" draw:marker-end="Pontas_20_das_20_setas_20_10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a933" draw:marker-end="Pontas_20_das_20_setas_20_11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ff0000" draw:marker-end="Pontas_20_das_20_setas_20_12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Pontas_20_das_20_setas_20_13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ff0000" draw:marker-end="Pontas_20_das_20_setas_20_14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ff0000" draw:marker-end="Pontas_20_das_20_setas_20_17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ff0000" draw:marker-end="Pontas_20_das_20_setas_20_18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00a933" draw:marker-end="Pontas_20_das_20_setas_20_19" draw:marker-end-width="0.3cm" draw:fill="none" draw:textarea-vertical-align="middle" loext:decorative="false"/>
    </style:style>
    <style:style style:name="gr25" style:family="graphic" style:parent-style-name="objectwithoutfill">
      <style:graphic-properties svg:stroke-color="#00a933" draw:marker-end="Pontas_20_das_20_setas_20_20" draw:marker-end-width="0.3cm" draw:fill="none" draw:textarea-vertical-align="middle" loext:decorative="false"/>
    </style:style>
    <style:style style:name="gr26" style:family="graphic" style:parent-style-name="objectwithoutfill">
      <style:graphic-properties svg:stroke-color="#000000" draw:marker-end="Pontas_20_das_20_setas_20_21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ff0000" draw:marker-end="Pontas_20_das_20_setas_20_22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a933" draw:marker-end="Pontas_20_das_20_setas_20_23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00a933" draw:marker-end="Pontas_20_das_20_setas_20_25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000000" draw:marker-end="Pontas_20_das_20_setas_20_28" draw:marker-end-width="0.3cm" draw:fill="none" draw:textarea-vertical-align="middle" loext:decorative="false"/>
    </style:style>
    <style:style style:name="gr31" style:family="graphic" style:parent-style-name="objectwithoutfill">
      <style:graphic-properties svg:stroke-color="#ff0000" draw:marker-end="Pontas_20_das_20_setas_20_29" draw:marker-end-width="0.3cm" draw:fill="none" draw:textarea-vertical-align="middle" loext:decorative="false"/>
    </style:style>
    <style:style style:name="gr32" style:family="graphic" style:parent-style-name="objectwithoutfill">
      <style:graphic-properties svg:stroke-color="#00a933" draw:marker-end="Pontas_20_das_20_setas_20_30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00a933" draw:marker-end="Pontas_20_das_20_setas_20_32" draw:marker-end-width="0.3cm" draw:fill="none" draw:textarea-vertical-align="middle" loext:decorative="false"/>
    </style:style>
    <style:style style:name="gr34" style:family="graphic" style:parent-style-name="objectwithoutfill">
      <style:graphic-properties svg:stroke-color="#ff0000" draw:marker-end="Pontas_20_das_20_setas_20_33" draw:marker-end-width="0.3cm" draw:fill="none" draw:textarea-vertical-align="middle" loext:decorative="false"/>
    </style:style>
    <style:style style:name="gr35" style:family="graphic">
      <style:graphic-properties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37" style:family="graphic" style:parent-style-name="objectwithoutfill">
      <style:graphic-properties svg:stroke-color="#ff0000" draw:marker-end="Pontas_20_das_20_setas_20_34" draw:marker-end-width="0.3cm" draw:fill="none" draw:textarea-vertical-align="middle" loext:decorative="false"/>
    </style:style>
    <style:style style:name="gr38" style:family="graphic" style:parent-style-name="objectwithoutfill">
      <style:graphic-properties svg:stroke-color="#00a933" draw:marker-end="Pontas_20_das_20_setas_20_35" draw:marker-end-width="0.3cm" draw:fill="none" draw:textarea-vertical-align="middle" loext:decorative="false"/>
    </style:style>
    <style:style style:name="gr39" style:family="graphic" style:parent-style-name="objectwithoutfill">
      <style:graphic-properties svg:stroke-color="#ff0000" draw:marker-end="Pontas_20_das_20_setas_20_36" draw:marker-end-width="0.3cm" draw:fill="none" draw:textarea-vertical-align="middle" loext:decorative="false"/>
    </style:style>
    <style:style style:name="gr40" style:family="graphic" style:parent-style-name="objectwithoutfill">
      <style:graphic-properties svg:stroke-color="#ff0000" draw:marker-end="Pontas_20_das_20_setas_20_37" draw:marker-end-width="0.3cm" draw:fill="none" draw:textarea-vertical-align="middle" loext:decorative="false"/>
    </style:style>
    <style:style style:name="gr41" style:family="graphic" style:parent-style-name="objectwithoutfill">
      <style:graphic-properties svg:stroke-color="#ff0000" draw:marker-end="Pontas_20_das_20_setas_20_38" draw:marker-end-width="0.3cm" draw:fill="none" draw:textarea-vertical-align="middle" loext:decorative="false"/>
    </style:style>
    <style:style style:name="gr42" style:family="graphic" style:parent-style-name="objectwithoutfill">
      <style:graphic-properties svg:stroke-color="#ff0000" draw:marker-end="Pontas_20_das_20_setas_20_39" draw:marker-end-width="0.3cm" draw:fill="none" draw:textarea-vertical-align="middle" loext:decorative="false"/>
    </style:style>
    <style:style style:name="gr43" style:family="graphic" style:parent-style-name="objectwithoutfill">
      <style:graphic-properties svg:stroke-color="#00a933" draw:marker-end="Pontas_20_das_20_setas_20_40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alibri"/>
    </style:style>
    <style:style style:name="P3" style:family="paragraph">
      <style:paragraph-properties fo:text-align="justify"/>
      <style:text-properties fo:language="en" fo:country="US"/>
    </style:style>
    <style:style style:name="P4" style:family="paragraph">
      <loext:graphic-properties draw:fill="none" draw:fill-color="#ffffff"/>
      <style:paragraph-properties fo:text-align="justify"/>
      <style:text-properties fo:language="en" fo:country="US"/>
    </style:style>
    <style:style style:name="P5" style:family="paragraph">
      <style:text-properties fo:language="en" fo:country="US"/>
    </style:style>
    <style:style style:name="P6" style:family="paragraph">
      <loext:graphic-properties draw:fill="none" draw:fill-color="#ffffff"/>
      <style:text-properties fo:language="en" fo:country="US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Liberation Sans" fo:font-size="20pt" fo:language="en" fo:country="US" style:font-size-asian="20pt" style:font-name-complex="Liberation Sans" style:font-size-complex="20pt"/>
    </style:style>
    <style:style style:name="T3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9cm" svg:height="6cm" svg:x="1cm" svg:y="5.6cm">
          <draw:text-box>
            <text:p text:style-name="P1"><text:span text:style-name="T1">Version Library </text:span><text:span text:style-name="T1">Diagrams</text:span></text:p>
          </draw:text-box>
        </draw:frame>
        <draw:frame draw:style-name="gr2" draw:text-style-name="P4" draw:layer="layout" svg:width="17cm" svg:height="8cm" svg:x="2cm" svg:y="15.5cm">
          <draw:text-box>
            <text:p text:style-name="P3"><text:span text:style-name="T2">All documentation about Version Library diagrams are </text:span><text:span text:style-name="T2">store here. This document contains diagrams to </text:span><text:span text:style-name="T2">VersionData class operators less, less or equal, greater, </text:span><text:span text:style-name="T2">greater or equal, class relationships, library components </text:span><text:span text:style-name="T2">diagrams, and other useful documentations for </text:span><text:span text:style-name="T2">development of the project.</text:span></text:p>
          </draw:text-box>
        </draw:frame>
        <draw:frame draw:style-name="gr3" draw:text-style-name="P6" draw:layer="layout" svg:width="16.75cm" svg:height="2.5cm" svg:x="2cm" svg:y="25.25cm">
          <draw:text-box>
            <text:p text:style-name="P5">Author: Matheus Lopes Silvati</text:p>
            <text:p text:style-name="P5">Document Version: 1</text:p>
            <text:p text:style-name="P5">Date: 2025/01/18</text:p>
          </draw:text-box>
        </draw:frame>
      </draw:page>
      <draw:page draw:name="page2" draw:style-name="dp1" draw:master-page-name="Padrão">
        <draw:frame draw:style-name="gr4" draw:text-style-name="P7" draw:layer="layout" svg:width="15.5cm" svg:height="4.5cm" svg:x="2.75cm" svg:y="4cm">
          <draw:text-box>
            <text:p text:style-name="P1"><text:span text:style-name="T3">VersionData class </text:span><text:span text:style-name="T3">operators diagram</text:span></text:p>
          </draw:text-box>
        </draw:frame>
      </draw:page>
      <draw:page draw:name="page3" draw:style-name="dp1" draw:master-page-name="Padrão">
        <draw:frame draw:style-name="gr5" draw:text-style-name="P8" draw:layer="layout" svg:width="14cm" svg:height="1.25cm" svg:x="1.35cm" svg:y="1.5cm">
          <draw:text-box>
            <text:p>Version: Major.Minor.Patch-Type.Number Build</text:p>
          </draw:text-box>
        </draw:frame>
        <draw:custom-shape draw:style-name="gr6" draw:text-style-name="P1" xml:id="id3" draw:id="id3" draw:layer="layout" svg:width="3.5cm" svg:height="1.75cm" svg:x="8.25cm" svg:y="3cm">
          <text:p text:style-name="P1">Major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3.5cm" svg:height="2.25cm" svg:x="8.25cm" svg:y="5.65cm">
          <text:p text:style-name="P1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" draw:id="id2" draw:layer="layout" svg:width="3.25cm" svg:height="1.75cm" svg:x="14.5cm" svg:y="9cm">
          <text:p text:style-name="P1">Go to Minor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3.75cm" svg:height="2cm" svg:x="8.1cm" svg:y="8.9cm">
          <text:p text:style-name="P1">=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9" draw:layer="layout" svg:x1="11.75cm" svg:y1="6.775cm" svg:x2="16.125cm" svg:y2="9cm" draw:start-shape="id1" draw:start-glue-point="7" draw:end-shape="id2" draw:end-glue-point="0" svg:d="M11750 6775h4375v2225" svg:viewBox="0 0 4376 2226">
          <text:p/>
        </draw:connector>
        <draw:connector draw:style-name="gr11" draw:text-style-name="P9" draw:layer="layout" draw:type="line" svg:x1="10cm" svg:y1="4.75cm" svg:x2="10cm" svg:y2="5.65cm" draw:start-shape="id3" draw:start-glue-point="2" draw:end-shape="id1" draw:end-glue-point="4" svg:d="M10000 4750v900" svg:viewBox="0 0 1 901">
          <text:p/>
        </draw:connector>
        <draw:connector draw:style-name="gr12" draw:text-style-name="P9" draw:layer="layout" draw:type="line" svg:x1="10cm" svg:y1="7.9cm" svg:x2="9.975cm" svg:y2="8.9cm" draw:start-shape="id1" draw:start-glue-point="6" draw:end-shape="id4" draw:end-glue-point="4" svg:d="M10000 7900l-25 1000" svg:viewBox="0 0 26 1001">
          <text:p/>
        </draw:connector>
        <draw:connector draw:style-name="gr13" draw:text-style-name="P9" draw:layer="layout" draw:type="line" svg:x1="11.85cm" svg:y1="9.9cm" svg:x2="14.5cm" svg:y2="9.875cm" draw:start-shape="id4" draw:start-glue-point="7" draw:end-shape="id2" draw:end-glue-point="3" svg:d="M11850 9900l2650-25" svg:viewBox="0 0 2651 26">
          <text:p/>
        </draw:connector>
        <draw:custom-shape draw:style-name="gr14" draw:text-style-name="P1" xml:id="id8" draw:id="id8" draw:layer="layout" svg:width="3.25cm" svg:height="1.5cm" svg:x="2.1cm" svg:y="9.2cm">
          <text:p text:style-name="P1">Less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3.5cm" svg:height="2.25cm" svg:x="14.351cm" svg:y="12.551cm">
          <text:p text:style-name="P1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6" draw:id="id6" draw:layer="layout" svg:width="3.75cm" svg:height="2cm" svg:x="14.201cm" svg:y="15.601cm">
          <text:p text:style-name="P1">=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draw:type="line" svg:x1="16.125cm" svg:y1="10.75cm" svg:x2="16.101cm" svg:y2="12.551cm" draw:start-shape="id2" draw:start-glue-point="2" draw:end-shape="id5" draw:end-glue-point="4" svg:d="M16125 10750l-24 1801" svg:viewBox="0 0 25 1802">
          <text:p/>
        </draw:connector>
        <draw:connector draw:style-name="gr16" draw:text-style-name="P9" draw:layer="layout" draw:type="line" svg:x1="16.101cm" svg:y1="14.801cm" svg:x2="16.076cm" svg:y2="15.601cm" draw:start-shape="id5" draw:start-glue-point="6" draw:end-shape="id6" draw:end-glue-point="4" svg:d="M16101 14801l-25 800" svg:viewBox="0 0 26 801">
          <text:p/>
        </draw:connector>
        <draw:custom-shape draw:style-name="gr8" draw:text-style-name="P1" xml:id="id7" draw:id="id7" draw:layer="layout" svg:width="3.25cm" svg:height="1.75cm" svg:x="8.4cm" svg:y="12.8cm">
          <text:p text:style-name="P1">Go to Patch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line" svg:x1="14.351cm" svg:y1="13.676cm" svg:x2="11.65cm" svg:y2="13.675cm" draw:start-shape="id5" draw:start-glue-point="5" draw:end-shape="id7" draw:end-glue-point="1" svg:d="M14351 13676l-2701-1" svg:viewBox="0 0 2702 2">
          <text:p/>
        </draw:connector>
        <draw:connector draw:style-name="gr18" draw:text-style-name="P9" draw:layer="layout" svg:x1="14.201cm" svg:y1="16.601cm" svg:x2="10.025cm" svg:y2="14.55cm" draw:start-shape="id6" draw:start-glue-point="5" draw:end-shape="id7" draw:end-glue-point="2" svg:d="M14201 16601h-4176v-2051" svg:viewBox="0 0 4177 2052">
          <text:p/>
        </draw:connector>
        <draw:connector draw:style-name="gr19" draw:text-style-name="P9" draw:layer="layout" draw:line-skew="0cm -1.401cm" svg:x1="17.951cm" svg:y1="16.601cm" svg:x2="3.725cm" svg:y2="10.7cm" draw:start-shape="id6" draw:start-glue-point="7" draw:end-shape="id8" draw:end-glue-point="2" svg:d="M17951 16601h502v-4851h-14728v-1050" svg:viewBox="0 0 14729 5902">
          <text:p/>
        </draw:connector>
        <draw:custom-shape draw:style-name="gr7" draw:text-style-name="P1" xml:id="id9" draw:id="id9" draw:layer="layout" svg:width="3.5cm" svg:height="2.25cm" svg:x="3.451cm" svg:y="12.551cm">
          <text:p text:style-name="P1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0" draw:id="id10" draw:layer="layout" svg:width="3.75cm" svg:height="2cm" svg:x="3.301cm" svg:y="15.801cm">
          <text:p text:style-name="P1">=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9" draw:layer="layout" draw:type="line" svg:x1="8.4cm" svg:y1="13.675cm" svg:x2="6.951cm" svg:y2="13.676cm" draw:start-shape="id7" draw:start-glue-point="3" draw:end-shape="id9" draw:end-glue-point="7" svg:d="M8400 13675l-1449 1" svg:viewBox="0 0 1450 2">
          <text:p/>
        </draw:connector>
        <draw:connector draw:style-name="gr21" draw:text-style-name="P9" draw:layer="layout" draw:type="line" svg:x1="5.201cm" svg:y1="14.801cm" svg:x2="5.176cm" svg:y2="15.801cm" draw:start-shape="id9" draw:start-glue-point="6" draw:end-shape="id10" draw:end-glue-point="4" svg:d="M5201 14801l-25 1000" svg:viewBox="0 0 26 1001">
          <text:p/>
        </draw:connector>
        <draw:connector draw:style-name="gr22" draw:text-style-name="P9" draw:layer="layout" draw:type="line" svg:x1="8.1cm" svg:y1="9.9cm" svg:x2="5.35cm" svg:y2="9.95cm" draw:start-shape="id4" draw:start-glue-point="5" draw:end-shape="id8" draw:end-glue-point="1" svg:d="M8100 9900l-2750 50" svg:viewBox="0 0 2751 51">
          <text:p/>
        </draw:connector>
        <draw:connector draw:style-name="gr23" draw:text-style-name="P9" draw:layer="layout" svg:x1="3.301cm" svg:y1="16.801cm" svg:x2="2.1cm" svg:y2="9.95cm" draw:start-shape="id10" draw:start-glue-point="5" draw:end-shape="id8" draw:end-glue-point="3" svg:d="M3301 16801h-1702v-6851h501" svg:viewBox="0 0 1703 6852">
          <text:p/>
        </draw:connector>
        <draw:custom-shape draw:style-name="gr8" draw:text-style-name="P1" xml:id="id11" draw:id="id11" draw:layer="layout" svg:width="3.25cm" svg:height="1.75cm" svg:x="3.6cm" svg:y="19cm">
          <text:p text:style-name="P1">Go to Type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draw:line-skew="-0.7cm" svg:x1="3.451cm" svg:y1="13.676cm" svg:x2="3.6cm" svg:y2="19.875cm" draw:start-shape="id9" draw:start-glue-point="5" draw:end-shape="id11" draw:end-glue-point="3" svg:d="M3451 13676h-1201v6199h1350" svg:viewBox="0 0 1351 6200">
          <text:p/>
        </draw:connector>
        <draw:connector draw:style-name="gr25" draw:text-style-name="P9" draw:layer="layout" draw:type="line" svg:x1="5.176cm" svg:y1="17.801cm" svg:x2="5.225cm" svg:y2="19cm" draw:start-shape="id10" draw:start-glue-point="6" draw:end-shape="id11" draw:end-glue-point="0" svg:d="M5176 17801l49 1199" svg:viewBox="0 0 50 1200">
          <text:p/>
        </draw:connector>
        <draw:custom-shape draw:style-name="gr7" draw:text-style-name="P1" xml:id="id12" draw:id="id12" draw:layer="layout" svg:width="3.5cm" svg:height="2.25cm" svg:x="8.052cm" svg:y="18.752cm">
          <text:p text:style-name="P1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3" draw:id="id13" draw:layer="layout" svg:width="3.75cm" svg:height="2cm" svg:x="14.302cm" svg:y="18.902cm">
          <text:p text:style-name="P1">=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9" draw:layer="layout" draw:type="line" svg:x1="6.85cm" svg:y1="19.875cm" svg:x2="8.052cm" svg:y2="19.877cm" draw:start-shape="id11" draw:start-glue-point="1" draw:end-shape="id12" draw:end-glue-point="5" svg:d="M6850 19875l1202 2" svg:viewBox="0 0 1203 3">
          <text:p/>
        </draw:connector>
        <draw:connector draw:style-name="gr27" draw:text-style-name="P9" draw:layer="layout" draw:type="line" svg:x1="11.552cm" svg:y1="19.877cm" svg:x2="14.302cm" svg:y2="19.902cm" draw:start-shape="id12" draw:start-glue-point="7" draw:end-shape="id13" draw:end-glue-point="5" svg:d="M11552 19877l2750 25" svg:viewBox="0 0 2751 26">
          <text:p/>
        </draw:connector>
        <draw:custom-shape draw:style-name="gr8" draw:text-style-name="P1" xml:id="id14" draw:id="id14" draw:layer="layout" svg:width="3.25cm" svg:height="1.75cm" svg:x="3.6cm" svg:y="22.5cm">
          <text:p text:style-name="P1">Go to Number</text:p>
          <draw:enhanced-geometry svg:viewBox="0 0 21600 21600" draw:type="rectangle" draw:enhanced-path="M 0 0 L 21600 0 21600 21600 0 21600 0 0 Z N"/>
        </draw:custom-shape>
        <draw:connector draw:style-name="gr28" draw:text-style-name="P9" draw:layer="layout" svg:x1="9.802cm" svg:y1="21.002cm" svg:x2="6.85cm" svg:y2="23.375cm" draw:start-shape="id12" draw:start-glue-point="6" draw:end-shape="id14" draw:end-glue-point="1" svg:d="M9802 21002v2373h-2952" svg:viewBox="0 0 2953 2374">
          <text:p/>
        </draw:connector>
        <draw:connector draw:style-name="gr29" draw:text-style-name="P9" draw:layer="layout" svg:x1="16.177cm" svg:y1="20.902cm" svg:x2="6.85cm" svg:y2="23.375cm" draw:start-shape="id13" draw:start-glue-point="6" draw:end-shape="id14" draw:end-glue-point="1" svg:d="M16177 20902v2473h-9327" svg:viewBox="0 0 9328 2474">
          <text:p/>
        </draw:connector>
        <draw:custom-shape draw:style-name="gr7" draw:text-style-name="P1" xml:id="id15" draw:id="id15" draw:layer="layout" svg:width="3.5cm" svg:height="2.25cm" svg:x="3.452cm" svg:y="25.252cm">
          <text:p text:style-name="P1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6" draw:id="id16" draw:layer="layout" svg:width="3.75cm" svg:height="2cm" svg:x="8.302cm" svg:y="25.402cm">
          <text:p text:style-name="P1">=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9" draw:layer="layout" draw:type="line" svg:x1="5.225cm" svg:y1="24.25cm" svg:x2="5.202cm" svg:y2="25.252cm" draw:start-shape="id14" draw:start-glue-point="2" draw:end-shape="id15" draw:end-glue-point="4" svg:d="M5225 24250l-23 1002" svg:viewBox="0 0 24 1003">
          <text:p/>
        </draw:connector>
        <draw:connector draw:style-name="gr31" draw:text-style-name="P9" draw:layer="layout" draw:type="line" svg:x1="6.952cm" svg:y1="26.377cm" svg:x2="8.302cm" svg:y2="26.402cm" draw:start-shape="id15" draw:start-glue-point="7" draw:end-shape="id16" draw:end-glue-point="5" svg:d="M6952 26377l1350 25" svg:viewBox="0 0 1351 26">
          <text:p/>
        </draw:connector>
        <draw:custom-shape draw:style-name="gr14" draw:text-style-name="P1" xml:id="id18" draw:id="id18" draw:layer="layout" svg:width="3.25cm" svg:height="1.5cm" svg:x="15.7cm" svg:y="26.1cm">
          <text:p text:style-name="P1">Greater</text:p>
          <draw:enhanced-geometry svg:viewBox="0 0 21600 21600" draw:type="rectangle" draw:enhanced-path="M 0 0 L 21600 0 21600 21600 0 21600 0 0 Z N"/>
        </draw:custom-shape>
        <draw:custom-shape draw:style-name="gr14" draw:text-style-name="P1" xml:id="id17" draw:id="id17" draw:layer="layout" svg:width="3.25cm" svg:height="1.5cm" svg:x="15.7cm" svg:y="24.4cm">
          <text:p text:style-name="P1">Equal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svg:x1="10.177cm" svg:y1="25.402cm" svg:x2="17.325cm" svg:y2="24.4cm" draw:start-shape="id16" draw:start-glue-point="4" draw:end-shape="id17" draw:end-glue-point="0" svg:d="M10177 25402v-1503h7148v501" svg:viewBox="0 0 7149 1504">
          <text:p/>
        </draw:connector>
        <draw:connector draw:style-name="gr33" draw:text-style-name="P9" draw:layer="layout" svg:x1="5.202cm" svg:y1="27.502cm" svg:x2="17.325cm" svg:y2="27.6cm" draw:start-shape="id15" draw:start-glue-point="6" draw:end-shape="id18" draw:end-glue-point="2" svg:d="M5202 27502v599h12123v-501" svg:viewBox="0 0 12124 600">
          <text:p/>
        </draw:connector>
        <draw:connector draw:style-name="gr34" draw:text-style-name="P9" draw:layer="layout" svg:x1="12.052cm" svg:y1="26.402cm" svg:x2="2.1cm" svg:y2="9.95cm" draw:start-shape="id16" draw:start-glue-point="7" draw:end-shape="id8" draw:end-glue-point="3" svg:d="M12052 26402h502v-8351h-10955v-8101h501" svg:viewBox="0 0 10956 16453">
          <text:p/>
        </draw:connector>
        <draw:g draw:style-name="gr35">
          <draw:frame draw:style-name="gr36" draw:text-style-name="P8" draw:layer="layout" svg:width="5.25cm" svg:height="3cm" svg:x="1.5cm" svg:y="2.75cm">
            <draw:text-box>
              <text:p>Legend:</text:p>
              <text:p><text:tab/>: False</text:p>
              <text:p><text:tab/>: True</text:p>
            </draw:text-box>
          </draw:frame>
          <draw:line draw:style-name="gr37" draw:text-style-name="P9" draw:layer="layout" svg:x1="1.75cm" svg:y1="4cm" svg:x2="3cm" svg:y2="4cm">
            <text:p/>
          </draw:line>
          <draw:line draw:style-name="gr38" draw:text-style-name="P9" draw:layer="layout" svg:x1="1.75cm" svg:y1="4.75cm" svg:x2="3cm" svg:y2="4.75cm">
            <text:p/>
          </draw:line>
        </draw:g>
        <draw:frame draw:style-name="gr5" draw:text-style-name="P8" draw:layer="layout" svg:width="4.25cm" svg:height="1.25cm" svg:x="14cm" svg:y="3cm">
          <draw:text-box>
            <text:p>Operator &gt;=</text:p>
          </draw:text-box>
        </draw:frame>
      </draw:page>
      <draw:page draw:name="page4" draw:style-name="dp1" draw:master-page-name="Padrão">
        <draw:frame draw:style-name="gr5" draw:text-style-name="P8" draw:layer="layout" svg:width="14cm" svg:height="1.25cm" svg:x="1.35cm" svg:y="1.5cm">
          <draw:text-box>
            <text:p>Version: Major.Minor.Patch-Type.Number Build</text:p>
          </draw:text-box>
        </draw:frame>
        <draw:custom-shape draw:style-name="gr6" draw:text-style-name="P1" xml:id="id21" draw:id="id21" draw:layer="layout" svg:width="3.5cm" svg:height="1.75cm" svg:x="8.25cm" svg:y="3cm">
          <text:p text:style-name="P1">Major</text:p>
          <draw:enhanced-geometry svg:viewBox="0 0 21600 21600" draw:type="rectangle" draw:enhanced-path="M 0 0 L 21600 0 21600 21600 0 21600 0 0 Z N"/>
        </draw:custom-shape>
        <draw:custom-shape draw:style-name="gr7" draw:text-style-name="P1" xml:id="id19" draw:id="id19" draw:layer="layout" svg:width="3.5cm" svg:height="2.25cm" svg:x="8.25cm" svg:y="5.65cm">
          <text:p text:style-name="P1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0" draw:id="id20" draw:layer="layout" svg:width="3.25cm" svg:height="1.75cm" svg:x="14.5cm" svg:y="9cm">
          <text:p text:style-name="P1">Go to Minor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1.75cm" svg:y1="6.775cm" svg:x2="16.125cm" svg:y2="9cm" draw:start-shape="id19" draw:start-glue-point="7" draw:end-shape="id20" draw:end-glue-point="0" svg:d="M11750 6775h4375v2225" svg:viewBox="0 0 4376 2226">
          <text:p/>
        </draw:connector>
        <draw:connector draw:style-name="gr11" draw:text-style-name="P9" draw:layer="layout" draw:type="line" svg:x1="10cm" svg:y1="4.75cm" svg:x2="10cm" svg:y2="5.65cm" draw:start-shape="id21" draw:start-glue-point="2" draw:end-shape="id19" draw:end-glue-point="4" svg:d="M10000 4750v900" svg:viewBox="0 0 1 901">
          <text:p/>
        </draw:connector>
        <draw:custom-shape draw:style-name="gr14" draw:text-style-name="P1" xml:id="id24" draw:id="id24" draw:layer="layout" svg:width="3.25cm" svg:height="1.5cm" svg:x="2.1cm" svg:y="9.2cm">
          <text:p text:style-name="P1">Less</text:p>
          <draw:enhanced-geometry svg:viewBox="0 0 21600 21600" draw:type="rectangle" draw:enhanced-path="M 0 0 L 21600 0 21600 21600 0 21600 0 0 Z N"/>
        </draw:custom-shape>
        <draw:custom-shape draw:style-name="gr7" draw:text-style-name="P1" xml:id="id22" draw:id="id22" draw:layer="layout" svg:width="3.5cm" svg:height="2.25cm" svg:x="14.351cm" svg:y="13.751cm">
          <text:p text:style-name="P1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draw:type="line" svg:x1="16.125cm" svg:y1="10.75cm" svg:x2="16.101cm" svg:y2="13.751cm" draw:start-shape="id20" draw:start-glue-point="2" draw:end-shape="id22" draw:end-glue-point="4" svg:d="M16125 10750l-24 3001" svg:viewBox="0 0 25 3002">
          <text:p/>
        </draw:connector>
        <draw:custom-shape draw:style-name="gr8" draw:text-style-name="P1" xml:id="id23" draw:id="id23" draw:layer="layout" svg:width="3.25cm" svg:height="1.75cm" svg:x="8.4cm" svg:y="14cm">
          <text:p text:style-name="P1">Go to Patch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line" svg:x1="14.351cm" svg:y1="14.876cm" svg:x2="11.65cm" svg:y2="14.875cm" draw:start-shape="id22" draw:start-glue-point="5" draw:end-shape="id23" draw:end-glue-point="1" svg:d="M14351 14876l-2701-1" svg:viewBox="0 0 2702 2">
          <text:p/>
        </draw:connector>
        <draw:connector draw:style-name="gr19" draw:text-style-name="P9" draw:layer="layout" draw:line-skew="0.647cm 0.074cm" svg:x1="17.851cm" svg:y1="14.876cm" svg:x2="3.725cm" svg:y2="10.7cm" draw:start-shape="id22" draw:start-glue-point="7" draw:end-shape="id24" draw:end-glue-point="2" svg:d="M17851 14876h1149v-2576h-15275v-1600" svg:viewBox="0 0 15276 4177">
          <text:p/>
        </draw:connector>
        <draw:custom-shape draw:style-name="gr7" draw:text-style-name="P1" xml:id="id25" draw:id="id25" draw:layer="layout" svg:width="3.5cm" svg:height="2.25cm" svg:x="3.451cm" svg:y="13.751cm">
          <text:p text:style-name="P1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9" draw:layer="layout" draw:type="line" svg:x1="8.4cm" svg:y1="14.875cm" svg:x2="6.951cm" svg:y2="14.876cm" draw:start-shape="id23" draw:start-glue-point="3" draw:end-shape="id25" draw:end-glue-point="7" svg:d="M8400 14875l-1449 1" svg:viewBox="0 0 1450 2">
          <text:p/>
        </draw:connector>
        <draw:custom-shape draw:style-name="gr8" draw:text-style-name="P1" xml:id="id26" draw:id="id26" draw:layer="layout" svg:width="3.25cm" svg:height="1.75cm" svg:x="3.6cm" svg:y="17.3cm">
          <text:p text:style-name="P1">Go to Type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draw:line-skew="-0.7cm" svg:x1="3.451cm" svg:y1="14.876cm" svg:x2="3.6cm" svg:y2="18.175cm" draw:start-shape="id25" draw:start-glue-point="5" draw:end-shape="id26" draw:end-glue-point="3" svg:d="M3451 14876h-1201v3299h1350" svg:viewBox="0 0 1351 3300">
          <text:p/>
        </draw:connector>
        <draw:custom-shape draw:style-name="gr7" draw:text-style-name="P1" xml:id="id27" draw:id="id27" draw:layer="layout" svg:width="3.5cm" svg:height="2.25cm" svg:x="8.052cm" svg:y="17.052cm">
          <text:p text:style-name="P1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9" draw:layer="layout" draw:type="line" svg:x1="6.85cm" svg:y1="18.175cm" svg:x2="8.052cm" svg:y2="18.177cm" draw:start-shape="id26" draw:start-glue-point="1" draw:end-shape="id27" draw:end-glue-point="5" svg:d="M6850 18175l1202 2" svg:viewBox="0 0 1203 3">
          <text:p/>
        </draw:connector>
        <draw:custom-shape draw:style-name="gr8" draw:text-style-name="P1" xml:id="id28" draw:id="id28" draw:layer="layout" svg:width="3.25cm" svg:height="1.75cm" svg:x="3.6cm" svg:y="19.8cm">
          <text:p text:style-name="P1">Go to Number</text:p>
          <draw:enhanced-geometry svg:viewBox="0 0 21600 21600" draw:type="rectangle" draw:enhanced-path="M 0 0 L 21600 0 21600 21600 0 21600 0 0 Z N"/>
        </draw:custom-shape>
        <draw:connector draw:style-name="gr28" draw:text-style-name="P9" draw:layer="layout" svg:x1="9.802cm" svg:y1="19.302cm" svg:x2="6.85cm" svg:y2="20.675cm" draw:start-shape="id27" draw:start-glue-point="6" draw:end-shape="id28" draw:end-glue-point="1" svg:d="M9802 19302v1373h-2952" svg:viewBox="0 0 2953 1374">
          <text:p/>
        </draw:connector>
        <draw:custom-shape draw:style-name="gr7" draw:text-style-name="P1" xml:id="id29" draw:id="id29" draw:layer="layout" svg:width="3.5cm" svg:height="2.25cm" svg:x="3.452cm" svg:y="22.552cm">
          <text:p text:style-name="P1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9" draw:layer="layout" draw:type="line" svg:x1="5.225cm" svg:y1="21.55cm" svg:x2="5.202cm" svg:y2="22.552cm" draw:start-shape="id28" draw:start-glue-point="2" draw:end-shape="id29" draw:end-glue-point="4" svg:d="M5225 21550l-23 1002" svg:viewBox="0 0 24 1003">
          <text:p/>
        </draw:connector>
        <draw:custom-shape draw:style-name="gr14" draw:text-style-name="P1" xml:id="id30" draw:id="id30" draw:layer="layout" svg:width="3.25cm" svg:height="1.5cm" svg:x="14.8cm" svg:y="21cm">
          <text:p text:style-name="P1">Greater</text:p>
          <draw:enhanced-geometry svg:viewBox="0 0 21600 21600" draw:type="rectangle" draw:enhanced-path="M 0 0 L 21600 0 21600 21600 0 21600 0 0 Z N"/>
        </draw:custom-shape>
        <draw:g draw:style-name="gr35">
          <draw:frame draw:style-name="gr36" draw:text-style-name="P8" draw:layer="layout" svg:width="5.25cm" svg:height="3cm" svg:x="1.5cm" svg:y="2.75cm">
            <draw:text-box>
              <text:p>Legend:</text:p>
              <text:p><text:tab/>: False</text:p>
              <text:p><text:tab/>: True</text:p>
            </draw:text-box>
          </draw:frame>
          <draw:line draw:style-name="gr37" draw:text-style-name="P9" draw:layer="layout" svg:x1="1.75cm" svg:y1="4cm" svg:x2="3cm" svg:y2="4cm">
            <text:p/>
          </draw:line>
          <draw:line draw:style-name="gr38" draw:text-style-name="P9" draw:layer="layout" svg:x1="1.75cm" svg:y1="4.75cm" svg:x2="3cm" svg:y2="4.75cm">
            <text:p/>
          </draw:line>
        </draw:g>
        <draw:frame draw:style-name="gr5" draw:text-style-name="P8" draw:layer="layout" svg:width="4.25cm" svg:height="1.25cm" svg:x="14cm" svg:y="3cm">
          <draw:text-box>
            <text:p>Operator &gt;</text:p>
          </draw:text-box>
        </draw:frame>
        <draw:connector draw:style-name="gr39" draw:text-style-name="P9" draw:layer="layout" svg:x1="10cm" svg:y1="7.9cm" svg:x2="5.35cm" svg:y2="9.95cm" draw:start-shape="id19" draw:start-glue-point="6" draw:end-shape="id24" draw:end-glue-point="1" svg:d="M10000 7900v2050h-4650" svg:viewBox="0 0 4651 2051">
          <text:p/>
        </draw:connector>
        <draw:connector draw:style-name="gr40" draw:text-style-name="P9" draw:layer="layout" draw:line-skew="0.024cm" svg:x1="5.201cm" svg:y1="13.751cm" svg:x2="3.725cm" svg:y2="10.7cm" draw:start-shape="id25" draw:start-glue-point="4" draw:end-shape="id24" draw:end-glue-point="2" svg:d="M5201 13751v-1501h-1476v-1550" svg:viewBox="0 0 1477 3052">
          <text:p/>
        </draw:connector>
        <draw:connector draw:style-name="gr41" draw:text-style-name="P9" draw:layer="layout" draw:line-skew="0.946cm" svg:x1="11.552cm" svg:y1="18.177cm" svg:x2="5.35cm" svg:y2="9.95cm" draw:start-shape="id27" draw:start-glue-point="7" draw:end-shape="id24" draw:end-glue-point="1" svg:d="M11552 18177h1448v-8227h-7650" svg:viewBox="0 0 7651 8228">
          <text:p/>
        </draw:connector>
        <draw:connector draw:style-name="gr42" draw:text-style-name="P9" draw:layer="layout" draw:line-skew="-0.349cm" svg:x1="3.452cm" svg:y1="23.677cm" svg:x2="2.1cm" svg:y2="9.95cm" draw:start-shape="id29" draw:start-glue-point="5" draw:end-shape="id24" draw:end-glue-point="3" svg:d="M3452 23677h-2202v-13727h850" svg:viewBox="0 0 2203 13728">
          <text:p/>
        </draw:connector>
        <draw:connector draw:style-name="gr43" draw:text-style-name="P9" draw:layer="layout" svg:x1="6.952cm" svg:y1="23.677cm" svg:x2="16.425cm" svg:y2="22.5cm" draw:start-shape="id29" draw:start-glue-point="7" draw:end-shape="id30" draw:end-glue-point="2" svg:d="M6952 23677h9473v-1177" svg:viewBox="0 0 9474 1178">
          <text:p/>
        </draw:connector>
      </draw:page>
      <draw:page draw:name="page5" draw:style-name="dp1" draw:master-page-name="Padrão">
        <draw:frame draw:style-name="gr5" draw:text-style-name="P8" draw:layer="layout" svg:width="14cm" svg:height="1.25cm" svg:x="1.35cm" svg:y="1.5cm">
          <draw:text-box>
            <text:p>Version: Major.Minor.Patch-Type.Number Build</text:p>
          </draw:text-box>
        </draw:frame>
        <draw:custom-shape draw:style-name="gr6" draw:text-style-name="P1" xml:id="id33" draw:id="id33" draw:layer="layout" svg:width="3.5cm" svg:height="1.75cm" svg:x="8.25cm" svg:y="3cm">
          <text:p text:style-name="P1">Major</text:p>
          <draw:enhanced-geometry svg:viewBox="0 0 21600 21600" draw:type="rectangle" draw:enhanced-path="M 0 0 L 21600 0 21600 21600 0 21600 0 0 Z N"/>
        </draw:custom-shape>
        <draw:custom-shape draw:style-name="gr7" draw:text-style-name="P1" xml:id="id31" draw:id="id31" draw:layer="layout" svg:width="3.5cm" svg:height="2.25cm" svg:x="8.25cm" svg:y="5.65cm">
          <text:p text:style-name="P1">&l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32" draw:id="id32" draw:layer="layout" svg:width="3.25cm" svg:height="1.75cm" svg:x="14.5cm" svg:y="9cm">
          <text:p text:style-name="P1">Go to Minor</text:p>
          <draw:enhanced-geometry svg:viewBox="0 0 21600 21600" draw:type="rectangle" draw:enhanced-path="M 0 0 L 21600 0 21600 21600 0 21600 0 0 Z N"/>
        </draw:custom-shape>
        <draw:custom-shape draw:style-name="gr9" draw:text-style-name="P1" xml:id="id34" draw:id="id34" draw:layer="layout" svg:width="3.75cm" svg:height="2cm" svg:x="8.1cm" svg:y="8.9cm">
          <text:p text:style-name="P1">=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9" draw:layer="layout" svg:x1="11.75cm" svg:y1="6.775cm" svg:x2="16.125cm" svg:y2="9cm" draw:start-shape="id31" draw:start-glue-point="7" draw:end-shape="id32" draw:end-glue-point="0" svg:d="M11750 6775h4375v2225" svg:viewBox="0 0 4376 2226">
          <text:p/>
        </draw:connector>
        <draw:connector draw:style-name="gr11" draw:text-style-name="P9" draw:layer="layout" draw:type="line" svg:x1="10cm" svg:y1="4.75cm" svg:x2="10cm" svg:y2="5.65cm" draw:start-shape="id33" draw:start-glue-point="2" draw:end-shape="id31" draw:end-glue-point="4" svg:d="M10000 4750v900" svg:viewBox="0 0 1 901">
          <text:p/>
        </draw:connector>
        <draw:connector draw:style-name="gr12" draw:text-style-name="P9" draw:layer="layout" draw:type="line" svg:x1="10cm" svg:y1="7.9cm" svg:x2="9.975cm" svg:y2="8.9cm" draw:start-shape="id31" draw:start-glue-point="6" draw:end-shape="id34" draw:end-glue-point="4" svg:d="M10000 7900l-25 1000" svg:viewBox="0 0 26 1001">
          <text:p/>
        </draw:connector>
        <draw:connector draw:style-name="gr13" draw:text-style-name="P9" draw:layer="layout" draw:type="line" svg:x1="11.85cm" svg:y1="9.9cm" svg:x2="14.5cm" svg:y2="9.875cm" draw:start-shape="id34" draw:start-glue-point="7" draw:end-shape="id32" draw:end-glue-point="3" svg:d="M11850 9900l2650-25" svg:viewBox="0 0 2651 26">
          <text:p/>
        </draw:connector>
        <draw:custom-shape draw:style-name="gr14" draw:text-style-name="P1" xml:id="id38" draw:id="id38" draw:layer="layout" svg:width="3.25cm" svg:height="1.5cm" svg:x="2.1cm" svg:y="9.2cm">
          <text:p text:style-name="P1">Less</text:p>
          <draw:enhanced-geometry svg:viewBox="0 0 21600 21600" draw:type="rectangle" draw:enhanced-path="M 0 0 L 21600 0 21600 21600 0 21600 0 0 Z N"/>
        </draw:custom-shape>
        <draw:custom-shape draw:style-name="gr7" draw:text-style-name="P1" xml:id="id35" draw:id="id35" draw:layer="layout" svg:width="3.5cm" svg:height="2.25cm" svg:x="14.351cm" svg:y="12.551cm">
          <text:p text:style-name="P1">&l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36" draw:id="id36" draw:layer="layout" svg:width="3.75cm" svg:height="2cm" svg:x="14.201cm" svg:y="15.601cm">
          <text:p text:style-name="P1">=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draw:type="line" svg:x1="16.125cm" svg:y1="10.75cm" svg:x2="16.101cm" svg:y2="12.551cm" draw:start-shape="id32" draw:start-glue-point="2" draw:end-shape="id35" draw:end-glue-point="4" svg:d="M16125 10750l-24 1801" svg:viewBox="0 0 25 1802">
          <text:p/>
        </draw:connector>
        <draw:connector draw:style-name="gr16" draw:text-style-name="P9" draw:layer="layout" draw:type="line" svg:x1="16.101cm" svg:y1="14.801cm" svg:x2="16.076cm" svg:y2="15.601cm" draw:start-shape="id35" draw:start-glue-point="6" draw:end-shape="id36" draw:end-glue-point="4" svg:d="M16101 14801l-25 800" svg:viewBox="0 0 26 801">
          <text:p/>
        </draw:connector>
        <draw:custom-shape draw:style-name="gr8" draw:text-style-name="P1" xml:id="id37" draw:id="id37" draw:layer="layout" svg:width="3.25cm" svg:height="1.75cm" svg:x="8.4cm" svg:y="12.8cm">
          <text:p text:style-name="P1">Go to Patch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line" svg:x1="14.351cm" svg:y1="13.676cm" svg:x2="11.65cm" svg:y2="13.675cm" draw:start-shape="id35" draw:start-glue-point="5" draw:end-shape="id37" draw:end-glue-point="1" svg:d="M14351 13676l-2701-1" svg:viewBox="0 0 2702 2">
          <text:p/>
        </draw:connector>
        <draw:connector draw:style-name="gr18" draw:text-style-name="P9" draw:layer="layout" svg:x1="14.201cm" svg:y1="16.601cm" svg:x2="10.025cm" svg:y2="14.55cm" draw:start-shape="id36" draw:start-glue-point="5" draw:end-shape="id37" draw:end-glue-point="2" svg:d="M14201 16601h-4176v-2051" svg:viewBox="0 0 4177 2052">
          <text:p/>
        </draw:connector>
        <draw:connector draw:style-name="gr19" draw:text-style-name="P9" draw:layer="layout" draw:line-skew="0cm -1.401cm" svg:x1="17.951cm" svg:y1="16.601cm" svg:x2="3.725cm" svg:y2="10.7cm" draw:start-shape="id36" draw:start-glue-point="7" draw:end-shape="id38" draw:end-glue-point="2" svg:d="M17951 16601h502v-4851h-14728v-1050" svg:viewBox="0 0 14729 5902">
          <text:p/>
        </draw:connector>
        <draw:custom-shape draw:style-name="gr7" draw:text-style-name="P1" xml:id="id39" draw:id="id39" draw:layer="layout" svg:width="3.5cm" svg:height="2.25cm" svg:x="3.451cm" svg:y="12.551cm">
          <text:p text:style-name="P1">&l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40" draw:id="id40" draw:layer="layout" svg:width="3.75cm" svg:height="2cm" svg:x="3.301cm" svg:y="15.801cm">
          <text:p text:style-name="P1">=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9" draw:layer="layout" draw:type="line" svg:x1="8.4cm" svg:y1="13.675cm" svg:x2="6.951cm" svg:y2="13.676cm" draw:start-shape="id37" draw:start-glue-point="3" draw:end-shape="id39" draw:end-glue-point="7" svg:d="M8400 13675l-1449 1" svg:viewBox="0 0 1450 2">
          <text:p/>
        </draw:connector>
        <draw:connector draw:style-name="gr21" draw:text-style-name="P9" draw:layer="layout" draw:type="line" svg:x1="5.201cm" svg:y1="14.801cm" svg:x2="5.176cm" svg:y2="15.801cm" draw:start-shape="id39" draw:start-glue-point="6" draw:end-shape="id40" draw:end-glue-point="4" svg:d="M5201 14801l-25 1000" svg:viewBox="0 0 26 1001">
          <text:p/>
        </draw:connector>
        <draw:connector draw:style-name="gr22" draw:text-style-name="P9" draw:layer="layout" draw:type="line" svg:x1="8.1cm" svg:y1="9.9cm" svg:x2="5.35cm" svg:y2="9.95cm" draw:start-shape="id34" draw:start-glue-point="5" draw:end-shape="id38" draw:end-glue-point="1" svg:d="M8100 9900l-2750 50" svg:viewBox="0 0 2751 51">
          <text:p/>
        </draw:connector>
        <draw:connector draw:style-name="gr23" draw:text-style-name="P9" draw:layer="layout" svg:x1="3.301cm" svg:y1="16.801cm" svg:x2="2.1cm" svg:y2="9.95cm" draw:start-shape="id40" draw:start-glue-point="5" draw:end-shape="id38" draw:end-glue-point="3" svg:d="M3301 16801h-1702v-6851h501" svg:viewBox="0 0 1703 6852">
          <text:p/>
        </draw:connector>
        <draw:custom-shape draw:style-name="gr8" draw:text-style-name="P1" xml:id="id41" draw:id="id41" draw:layer="layout" svg:width="3.25cm" svg:height="1.75cm" svg:x="3.6cm" svg:y="19cm">
          <text:p text:style-name="P1">Go to Type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draw:line-skew="-0.7cm" svg:x1="3.451cm" svg:y1="13.676cm" svg:x2="3.6cm" svg:y2="19.875cm" draw:start-shape="id39" draw:start-glue-point="5" draw:end-shape="id41" draw:end-glue-point="3" svg:d="M3451 13676h-1201v6199h1350" svg:viewBox="0 0 1351 6200">
          <text:p/>
        </draw:connector>
        <draw:connector draw:style-name="gr25" draw:text-style-name="P9" draw:layer="layout" draw:type="line" svg:x1="5.176cm" svg:y1="17.801cm" svg:x2="5.225cm" svg:y2="19cm" draw:start-shape="id40" draw:start-glue-point="6" draw:end-shape="id41" draw:end-glue-point="0" svg:d="M5176 17801l49 1199" svg:viewBox="0 0 50 1200">
          <text:p/>
        </draw:connector>
        <draw:custom-shape draw:style-name="gr7" draw:text-style-name="P1" xml:id="id42" draw:id="id42" draw:layer="layout" svg:width="3.5cm" svg:height="2.25cm" svg:x="8.052cm" svg:y="18.752cm">
          <text:p text:style-name="P1">&l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43" draw:id="id43" draw:layer="layout" svg:width="3.75cm" svg:height="2cm" svg:x="14.302cm" svg:y="18.902cm">
          <text:p text:style-name="P1">=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9" draw:layer="layout" draw:type="line" svg:x1="6.85cm" svg:y1="19.875cm" svg:x2="8.052cm" svg:y2="19.877cm" draw:start-shape="id41" draw:start-glue-point="1" draw:end-shape="id42" draw:end-glue-point="5" svg:d="M6850 19875l1202 2" svg:viewBox="0 0 1203 3">
          <text:p/>
        </draw:connector>
        <draw:connector draw:style-name="gr27" draw:text-style-name="P9" draw:layer="layout" draw:type="line" svg:x1="11.552cm" svg:y1="19.877cm" svg:x2="14.302cm" svg:y2="19.902cm" draw:start-shape="id42" draw:start-glue-point="7" draw:end-shape="id43" draw:end-glue-point="5" svg:d="M11552 19877l2750 25" svg:viewBox="0 0 2751 26">
          <text:p/>
        </draw:connector>
        <draw:custom-shape draw:style-name="gr8" draw:text-style-name="P1" xml:id="id44" draw:id="id44" draw:layer="layout" svg:width="3.25cm" svg:height="1.75cm" svg:x="3.6cm" svg:y="22.5cm">
          <text:p text:style-name="P1">Go to Number</text:p>
          <draw:enhanced-geometry svg:viewBox="0 0 21600 21600" draw:type="rectangle" draw:enhanced-path="M 0 0 L 21600 0 21600 21600 0 21600 0 0 Z N"/>
        </draw:custom-shape>
        <draw:connector draw:style-name="gr28" draw:text-style-name="P9" draw:layer="layout" svg:x1="9.802cm" svg:y1="21.002cm" svg:x2="6.85cm" svg:y2="23.375cm" draw:start-shape="id42" draw:start-glue-point="6" draw:end-shape="id44" draw:end-glue-point="1" svg:d="M9802 21002v2373h-2952" svg:viewBox="0 0 2953 2374">
          <text:p/>
        </draw:connector>
        <draw:connector draw:style-name="gr29" draw:text-style-name="P9" draw:layer="layout" svg:x1="16.177cm" svg:y1="20.902cm" svg:x2="6.85cm" svg:y2="23.375cm" draw:start-shape="id43" draw:start-glue-point="6" draw:end-shape="id44" draw:end-glue-point="1" svg:d="M16177 20902v2473h-9327" svg:viewBox="0 0 9328 2474">
          <text:p/>
        </draw:connector>
        <draw:custom-shape draw:style-name="gr7" draw:text-style-name="P1" xml:id="id45" draw:id="id45" draw:layer="layout" svg:width="3.5cm" svg:height="2.25cm" svg:x="3.452cm" svg:y="25.252cm">
          <text:p text:style-name="P1">&l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46" draw:id="id46" draw:layer="layout" svg:width="3.75cm" svg:height="2cm" svg:x="8.302cm" svg:y="25.402cm">
          <text:p text:style-name="P1">=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9" draw:layer="layout" draw:type="line" svg:x1="5.225cm" svg:y1="24.25cm" svg:x2="5.202cm" svg:y2="25.252cm" draw:start-shape="id44" draw:start-glue-point="2" draw:end-shape="id45" draw:end-glue-point="4" svg:d="M5225 24250l-23 1002" svg:viewBox="0 0 24 1003">
          <text:p/>
        </draw:connector>
        <draw:connector draw:style-name="gr31" draw:text-style-name="P9" draw:layer="layout" draw:type="line" svg:x1="6.952cm" svg:y1="26.377cm" svg:x2="8.302cm" svg:y2="26.402cm" draw:start-shape="id45" draw:start-glue-point="7" draw:end-shape="id46" draw:end-glue-point="5" svg:d="M6952 26377l1350 25" svg:viewBox="0 0 1351 26">
          <text:p/>
        </draw:connector>
        <draw:custom-shape draw:style-name="gr14" draw:text-style-name="P1" xml:id="id48" draw:id="id48" draw:layer="layout" svg:width="3.25cm" svg:height="1.5cm" svg:x="15.7cm" svg:y="26.1cm">
          <text:p text:style-name="P1">Greater</text:p>
          <draw:enhanced-geometry svg:viewBox="0 0 21600 21600" draw:type="rectangle" draw:enhanced-path="M 0 0 L 21600 0 21600 21600 0 21600 0 0 Z N"/>
        </draw:custom-shape>
        <draw:custom-shape draw:style-name="gr14" draw:text-style-name="P1" xml:id="id47" draw:id="id47" draw:layer="layout" svg:width="3.25cm" svg:height="1.5cm" svg:x="15.7cm" svg:y="24.4cm">
          <text:p text:style-name="P1">Equal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svg:x1="10.177cm" svg:y1="25.402cm" svg:x2="17.325cm" svg:y2="24.4cm" draw:start-shape="id46" draw:start-glue-point="4" draw:end-shape="id47" draw:end-glue-point="0" svg:d="M10177 25402v-1503h7148v501" svg:viewBox="0 0 7149 1504">
          <text:p/>
        </draw:connector>
        <draw:connector draw:style-name="gr33" draw:text-style-name="P9" draw:layer="layout" svg:x1="5.202cm" svg:y1="27.502cm" svg:x2="17.325cm" svg:y2="27.6cm" draw:start-shape="id45" draw:start-glue-point="6" draw:end-shape="id48" draw:end-glue-point="2" svg:d="M5202 27502v599h12123v-501" svg:viewBox="0 0 12124 600">
          <text:p/>
        </draw:connector>
        <draw:connector draw:style-name="gr34" draw:text-style-name="P9" draw:layer="layout" svg:x1="12.052cm" svg:y1="26.402cm" svg:x2="2.1cm" svg:y2="9.95cm" draw:start-shape="id46" draw:start-glue-point="7" draw:end-shape="id38" draw:end-glue-point="3" svg:d="M12052 26402h502v-8351h-10955v-8101h501" svg:viewBox="0 0 10956 16453">
          <text:p/>
        </draw:connector>
        <draw:g draw:style-name="gr35">
          <draw:frame draw:style-name="gr36" draw:text-style-name="P8" draw:layer="layout" svg:width="5.25cm" svg:height="3cm" svg:x="1.5cm" svg:y="2.75cm">
            <draw:text-box>
              <text:p>Legend:</text:p>
              <text:p><text:tab/>: False</text:p>
              <text:p><text:tab/>: True</text:p>
            </draw:text-box>
          </draw:frame>
          <draw:line draw:style-name="gr37" draw:text-style-name="P9" draw:layer="layout" svg:x1="1.75cm" svg:y1="4cm" svg:x2="3cm" svg:y2="4cm">
            <text:p/>
          </draw:line>
          <draw:line draw:style-name="gr38" draw:text-style-name="P9" draw:layer="layout" svg:x1="1.75cm" svg:y1="4.75cm" svg:x2="3cm" svg:y2="4.75cm">
            <text:p/>
          </draw:line>
        </draw:g>
        <draw:frame draw:style-name="gr5" draw:text-style-name="P8" draw:layer="layout" svg:width="4.25cm" svg:height="1.25cm" svg:x="14cm" svg:y="3cm">
          <draw:text-box>
            <text:p>Operator &lt;=</text:p>
          </draw:text-box>
        </draw:frame>
      </draw:page>
      <draw:page draw:name="page6" draw:style-name="dp1" draw:master-page-name="Padrão">
        <draw:frame draw:style-name="gr5" draw:text-style-name="P11" draw:layer="layout" svg:width="14cm" svg:height="1.25cm" svg:x="1.35cm" svg:y="1.5cm">
          <draw:text-box>
            <text:p text:style-name="P10">Version: Major.Minor.Patch-Type.Number Build</text:p>
          </draw:text-box>
        </draw:frame>
        <draw:custom-shape draw:style-name="gr6" draw:text-style-name="P12" xml:id="id51" draw:id="id51" draw:layer="layout" svg:width="3.5cm" svg:height="1.75cm" svg:x="8.25cm" svg:y="3cm">
          <text:p text:style-name="P12">Major</text:p>
          <draw:enhanced-geometry svg:viewBox="0 0 21600 21600" draw:type="rectangle" draw:enhanced-path="M 0 0 L 21600 0 21600 21600 0 21600 0 0 Z N"/>
        </draw:custom-shape>
        <draw:custom-shape draw:style-name="gr7" draw:text-style-name="P12" xml:id="id49" draw:id="id49" draw:layer="layout" svg:width="3.5cm" svg:height="2.25cm" svg:x="8.25cm" svg:y="5.65cm">
          <text:p text:style-name="P12">&l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2" xml:id="id50" draw:id="id50" draw:layer="layout" svg:width="3.25cm" svg:height="1.75cm" svg:x="14.5cm" svg:y="9cm">
          <text:p text:style-name="P12">Go to Minor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1.75cm" svg:y1="6.775cm" svg:x2="16.125cm" svg:y2="9cm" draw:start-shape="id49" draw:start-glue-point="7" draw:end-shape="id50" draw:end-glue-point="0" svg:d="M11750 6775h4375v2225" svg:viewBox="0 0 4376 2226">
          <text:p/>
        </draw:connector>
        <draw:connector draw:style-name="gr11" draw:text-style-name="P9" draw:layer="layout" draw:type="line" svg:x1="10cm" svg:y1="4.75cm" svg:x2="10cm" svg:y2="5.65cm" draw:start-shape="id51" draw:start-glue-point="2" draw:end-shape="id49" draw:end-glue-point="4" svg:d="M10000 4750v900" svg:viewBox="0 0 1 901">
          <text:p/>
        </draw:connector>
        <draw:custom-shape draw:style-name="gr14" draw:text-style-name="P12" xml:id="id54" draw:id="id54" draw:layer="layout" svg:width="3.25cm" svg:height="1.5cm" svg:x="2.1cm" svg:y="9.2cm">
          <text:p text:style-name="P12">Less</text:p>
          <draw:enhanced-geometry svg:viewBox="0 0 21600 21600" draw:type="rectangle" draw:enhanced-path="M 0 0 L 21600 0 21600 21600 0 21600 0 0 Z N"/>
        </draw:custom-shape>
        <draw:custom-shape draw:style-name="gr7" draw:text-style-name="P12" xml:id="id52" draw:id="id52" draw:layer="layout" svg:width="3.5cm" svg:height="2.25cm" svg:x="14.351cm" svg:y="13.751cm">
          <text:p text:style-name="P12">&l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draw:type="line" svg:x1="16.125cm" svg:y1="10.75cm" svg:x2="16.101cm" svg:y2="13.751cm" draw:start-shape="id50" draw:start-glue-point="2" draw:end-shape="id52" draw:end-glue-point="4" svg:d="M16125 10750l-24 3001" svg:viewBox="0 0 25 3002">
          <text:p/>
        </draw:connector>
        <draw:custom-shape draw:style-name="gr8" draw:text-style-name="P12" xml:id="id53" draw:id="id53" draw:layer="layout" svg:width="3.25cm" svg:height="1.75cm" svg:x="8.4cm" svg:y="14cm">
          <text:p text:style-name="P12">Go to Patch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line" svg:x1="14.351cm" svg:y1="14.876cm" svg:x2="11.65cm" svg:y2="14.875cm" draw:start-shape="id52" draw:start-glue-point="5" draw:end-shape="id53" draw:end-glue-point="1" svg:d="M14351 14876l-2701-1" svg:viewBox="0 0 2702 2">
          <text:p/>
        </draw:connector>
        <draw:connector draw:style-name="gr19" draw:text-style-name="P9" draw:layer="layout" draw:line-skew="0.647cm 0.074cm" svg:x1="17.851cm" svg:y1="14.876cm" svg:x2="3.725cm" svg:y2="10.7cm" draw:start-shape="id52" draw:start-glue-point="7" draw:end-shape="id54" draw:end-glue-point="2" svg:d="M17851 14876h1149v-2576h-15275v-1600" svg:viewBox="0 0 15276 4177">
          <text:p/>
        </draw:connector>
        <draw:custom-shape draw:style-name="gr7" draw:text-style-name="P12" xml:id="id55" draw:id="id55" draw:layer="layout" svg:width="3.5cm" svg:height="2.25cm" svg:x="3.451cm" svg:y="13.751cm">
          <text:p text:style-name="P12">&l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9" draw:layer="layout" draw:type="line" svg:x1="8.4cm" svg:y1="14.875cm" svg:x2="6.951cm" svg:y2="14.876cm" draw:start-shape="id53" draw:start-glue-point="3" draw:end-shape="id55" draw:end-glue-point="7" svg:d="M8400 14875l-1449 1" svg:viewBox="0 0 1450 2">
          <text:p/>
        </draw:connector>
        <draw:custom-shape draw:style-name="gr8" draw:text-style-name="P12" xml:id="id56" draw:id="id56" draw:layer="layout" svg:width="3.25cm" svg:height="1.75cm" svg:x="3.6cm" svg:y="17.3cm">
          <text:p text:style-name="P12">Go to Type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draw:line-skew="-0.7cm" svg:x1="3.451cm" svg:y1="14.876cm" svg:x2="3.6cm" svg:y2="18.175cm" draw:start-shape="id55" draw:start-glue-point="5" draw:end-shape="id56" draw:end-glue-point="3" svg:d="M3451 14876h-1201v3299h1350" svg:viewBox="0 0 1351 3300">
          <text:p/>
        </draw:connector>
        <draw:custom-shape draw:style-name="gr7" draw:text-style-name="P12" xml:id="id57" draw:id="id57" draw:layer="layout" svg:width="3.5cm" svg:height="2.25cm" svg:x="8.052cm" svg:y="17.052cm">
          <text:p text:style-name="P12">&l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9" draw:layer="layout" draw:type="line" svg:x1="6.85cm" svg:y1="18.175cm" svg:x2="8.052cm" svg:y2="18.177cm" draw:start-shape="id56" draw:start-glue-point="1" draw:end-shape="id57" draw:end-glue-point="5" svg:d="M6850 18175l1202 2" svg:viewBox="0 0 1203 3">
          <text:p/>
        </draw:connector>
        <draw:custom-shape draw:style-name="gr8" draw:text-style-name="P12" xml:id="id58" draw:id="id58" draw:layer="layout" svg:width="3.25cm" svg:height="1.75cm" svg:x="3.6cm" svg:y="19.8cm">
          <text:p text:style-name="P12">Go to Number</text:p>
          <draw:enhanced-geometry svg:viewBox="0 0 21600 21600" draw:type="rectangle" draw:enhanced-path="M 0 0 L 21600 0 21600 21600 0 21600 0 0 Z N"/>
        </draw:custom-shape>
        <draw:connector draw:style-name="gr28" draw:text-style-name="P9" draw:layer="layout" svg:x1="9.802cm" svg:y1="19.302cm" svg:x2="6.85cm" svg:y2="20.675cm" draw:start-shape="id57" draw:start-glue-point="6" draw:end-shape="id58" draw:end-glue-point="1" svg:d="M9802 19302v1373h-2952" svg:viewBox="0 0 2953 1374">
          <text:p/>
        </draw:connector>
        <draw:custom-shape draw:style-name="gr7" draw:text-style-name="P12" xml:id="id59" draw:id="id59" draw:layer="layout" svg:width="3.5cm" svg:height="2.25cm" svg:x="3.452cm" svg:y="22.552cm">
          <text:p text:style-name="P12">&l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9" draw:layer="layout" draw:type="line" svg:x1="5.225cm" svg:y1="21.55cm" svg:x2="5.202cm" svg:y2="22.552cm" draw:start-shape="id58" draw:start-glue-point="2" draw:end-shape="id59" draw:end-glue-point="4" svg:d="M5225 21550l-23 1002" svg:viewBox="0 0 24 1003">
          <text:p/>
        </draw:connector>
        <draw:custom-shape draw:style-name="gr14" draw:text-style-name="P12" xml:id="id60" draw:id="id60" draw:layer="layout" svg:width="3.25cm" svg:height="1.5cm" svg:x="14.8cm" svg:y="21cm">
          <text:p text:style-name="P12">Greater</text:p>
          <draw:enhanced-geometry svg:viewBox="0 0 21600 21600" draw:type="rectangle" draw:enhanced-path="M 0 0 L 21600 0 21600 21600 0 21600 0 0 Z N"/>
        </draw:custom-shape>
        <draw:g draw:style-name="gr35">
          <draw:frame draw:style-name="gr36" draw:text-style-name="P8" draw:layer="layout" svg:width="5.25cm" svg:height="3cm" svg:x="1.5cm" svg:y="2.75cm">
            <draw:text-box>
              <text:p>Legend:</text:p>
              <text:p><text:tab/>: False</text:p>
              <text:p><text:tab/>: True</text:p>
            </draw:text-box>
          </draw:frame>
          <draw:line draw:style-name="gr37" draw:text-style-name="P9" draw:layer="layout" svg:x1="1.75cm" svg:y1="4cm" svg:x2="3cm" svg:y2="4cm">
            <text:p/>
          </draw:line>
          <draw:line draw:style-name="gr38" draw:text-style-name="P9" draw:layer="layout" svg:x1="1.75cm" svg:y1="4.75cm" svg:x2="3cm" svg:y2="4.75cm">
            <text:p/>
          </draw:line>
        </draw:g>
        <draw:frame draw:style-name="gr5" draw:text-style-name="P11" draw:layer="layout" svg:width="4.25cm" svg:height="1.25cm" svg:x="14cm" svg:y="3cm">
          <draw:text-box>
            <text:p text:style-name="P10">Operator &lt;</text:p>
          </draw:text-box>
        </draw:frame>
        <draw:connector draw:style-name="gr39" draw:text-style-name="P9" draw:layer="layout" svg:x1="10cm" svg:y1="7.9cm" svg:x2="5.35cm" svg:y2="9.95cm" draw:start-shape="id49" draw:start-glue-point="6" draw:end-shape="id54" draw:end-glue-point="1" svg:d="M10000 7900v2050h-4650" svg:viewBox="0 0 4651 2051">
          <text:p/>
        </draw:connector>
        <draw:connector draw:style-name="gr40" draw:text-style-name="P9" draw:layer="layout" draw:line-skew="0.024cm" svg:x1="5.201cm" svg:y1="13.751cm" svg:x2="3.725cm" svg:y2="10.7cm" draw:start-shape="id55" draw:start-glue-point="4" draw:end-shape="id54" draw:end-glue-point="2" svg:d="M5201 13751v-1501h-1476v-1550" svg:viewBox="0 0 1477 3052">
          <text:p/>
        </draw:connector>
        <draw:connector draw:style-name="gr41" draw:text-style-name="P9" draw:layer="layout" draw:line-skew="0.946cm" svg:x1="11.552cm" svg:y1="18.177cm" svg:x2="5.35cm" svg:y2="9.95cm" draw:start-shape="id57" draw:start-glue-point="7" draw:end-shape="id54" draw:end-glue-point="1" svg:d="M11552 18177h1448v-8227h-7650" svg:viewBox="0 0 7651 8228">
          <text:p/>
        </draw:connector>
        <draw:connector draw:style-name="gr42" draw:text-style-name="P9" draw:layer="layout" draw:line-skew="-0.349cm" svg:x1="3.452cm" svg:y1="23.677cm" svg:x2="2.1cm" svg:y2="9.95cm" draw:start-shape="id59" draw:start-glue-point="5" draw:end-shape="id54" draw:end-glue-point="3" svg:d="M3452 23677h-2202v-13727h850" svg:viewBox="0 0 2203 13728">
          <text:p/>
        </draw:connector>
        <draw:connector draw:style-name="gr43" draw:text-style-name="P9" draw:layer="layout" svg:x1="6.952cm" svg:y1="23.677cm" svg:x2="16.425cm" svg:y2="22.5cm" draw:start-shape="id59" draw:start-glue-point="7" draw:end-shape="id60" draw:end-glue-point="2" svg:d="M6952 23677h9473v-1177" svg:viewBox="0 0 9474 117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5" draw:display-name="Pontas das setas 25" svg:viewBox="0 0 20 20" svg:d="M0 20l10-20 10 20z"/>
    <draw:marker draw:name="Pontas_20_das_20_setas_20_28" draw:display-name="Pontas das setas 28" svg:viewBox="0 0 20 20" svg:d="M0 20l10-20 10 20z"/>
    <draw:marker draw:name="Pontas_20_das_20_setas_20_29" draw:display-name="Pontas das setas 29" svg:viewBox="0 0 20 20" svg:d="M0 20l10-20 10 20z"/>
    <draw:marker draw:name="Pontas_20_das_20_setas_20_3" draw:display-name="Pontas das setas 3" svg:viewBox="0 0 20 20" svg:d="M0 20l10-20 10 20z"/>
    <draw:marker draw:name="Pontas_20_das_20_setas_20_30" draw:display-name="Pontas das setas 30" svg:viewBox="0 0 20 20" svg:d="M0 20l10-20 10 20z"/>
    <draw:marker draw:name="Pontas_20_das_20_setas_20_32" draw:display-name="Pontas das setas 32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6" draw:display-name="Pontas das setas 36" svg:viewBox="0 0 20 20" svg:d="M0 20l10-20 10 20z"/>
    <draw:marker draw:name="Pontas_20_das_20_setas_20_37" draw:display-name="Pontas das setas 37" svg:viewBox="0 0 20 20" svg:d="M0 20l10-20 10 20z"/>
    <draw:marker draw:name="Pontas_20_das_20_setas_20_38" draw:display-name="Pontas das setas 38" svg:viewBox="0 0 20 20" svg:d="M0 20l10-20 10 20z"/>
    <draw:marker draw:name="Pontas_20_das_20_setas_20_39" draw:display-name="Pontas das setas 39" svg:viewBox="0 0 20 20" svg:d="M0 20l10-20 10 20z"/>
    <draw:marker draw:name="Pontas_20_das_20_setas_20_40" draw:display-name="Pontas das setas 40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Subtitle" style:family="graphic">
      <style:paragraph-properties fo:margin-top="0.187cm" fo:margin-bottom="0.374cm" fo:text-align="center" style:text-autospace="none"/>
      <style:text-properties style:font-name="Liberation Sans" fo:font-family="'Liberation Sans', Arial" style:font-family-generic="swiss" style:font-pitch="variable" fo:font-size="18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8pt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28pt" style:font-weight-complex="bold"/>
    </style:style>
    <style:style style:name="Índice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1-18T09:41:14.674917690</meta:creation-date>
    <dc:date>2025-01-18T14:01:08.123426665</dc:date>
    <dc:creator>Matheus Lopes Silvati</dc:creator>
    <meta:editing-duration>PT40M56S</meta:editing-duration>
    <meta:editing-cycles>9</meta:editing-cycles>
    <meta:generator>LibreOffice/24.2.7.2$Linux_X86_64 LibreOffice_project/420$Build-2</meta:generator>
    <meta:document-statistic meta:object-count="166"/>
  </office:meta>
</office:document-meta>
</file>